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2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228cm"/>
    </style:style>
    <style:style style:name="gr4" style:family="graphic" style:parent-style-name="standard">
      <style:graphic-properties draw:stroke="none" draw:fill="none" fo:min-height="6.032cm"/>
    </style:style>
    <style:style style:name="gr5" style:family="graphic" style:parent-style-name="standard">
      <style:graphic-properties draw:stroke="none" draw:fill="none" fo:min-height="5.6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2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100</text:p>
          </draw:text-box>
        </draw:frame>
        <draw:frame draw:style-name="gr1" draw:text-style-name="P1" draw:layer="layout" svg:width="17.224cm" svg:height="11.765cm" svg:x="5.416cm" svg:y="6.765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101 <text:s text:c="2"/>0 <text:s text:c="2"/>0 <text:s text:c="2"/>1 <text:s text:c="2"/>3 <text:s text:c="2"/>1 <text:s text:c="2"/>5 <text:s text:c="2"/>0 <text:s text:c="2"/>4 <text:s text:c="2"/>2</text:span></text:p>
            <text:p text:style-name="P1"><text:span text:style-name="T1"><text:s text:c="5"/></text:span><text:span text:style-name="T1">1 <text:s text:c="2"/>0 <text:s/>95 <text:s text:c="2"/>7 <text:s text:c="2"/>7 <text:s text:c="2"/>4 <text:s text:c="2"/>7 <text:s text:c="2"/>8 <text:s text:c="2"/>0 <text:s text:c="2"/>3 <text:s text:c="2"/>0</text:span></text:p>
            <text:p text:style-name="P1"><text:span text:style-name="T1"><text:s text:c="5"/></text:span><text:span text:style-name="T1">2 <text:s text:c="2"/>0 <text:s text:c="2"/>0 <text:s/>89 <text:s/>11 <text:s text:c="2"/>0 <text:s text:c="2"/>1 <text:s text:c="2"/>0 <text:s text:c="2"/>4 <text:s text:c="2"/>2 <text:s text:c="2"/>0</text:span></text:p>
            <text:p text:style-name="P1"><text:span text:style-name="T1"><text:s text:c="5"/></text:span><text:span text:style-name="T1">3 <text:s text:c="2"/>0 <text:s text:c="2"/>0 <text:s text:c="2"/>4 <text:s/>61 <text:s text:c="2"/>0 <text:s text:c="2"/>2 <text:s text:c="2"/>1 <text:s text:c="2"/>2 <text:s text:c="2"/>1 <text:s text:c="2"/>0</text:span></text:p>
            <text:p text:style-name="P1"><text:span text:style-name="T1"><text:s text:c="5"/></text:span><text:span text:style-name="T1">4 <text:s text:c="2"/>0 <text:s text:c="2"/>0 <text:s text:c="2"/>0 <text:s text:c="2"/>1 <text:s/>67 <text:s text:c="2"/>0 <text:s text:c="2"/>2 <text:s text:c="2"/>0 <text:s text:c="2"/>3 <text:s text:c="2"/>6</text:span></text:p>
            <text:p text:style-name="P1"><text:span text:style-name="T1"><text:s text:c="5"/></text:span><text:span text:style-name="T1">5 <text:s text:c="2"/>2 <text:s text:c="2"/>0 <text:s text:c="2"/>3 <text:s/>18 <text:s text:c="2"/>1 <text:s/>67 <text:s text:c="2"/>5 <text:s text:c="2"/>4 <text:s text:c="2"/>3 <text:s text:c="2"/>1</text:span></text:p>
            <text:p text:style-name="P1"><text:span text:style-name="T1"><text:s text:c="5"/></text:span><text:span text:style-name="T1">6 <text:s text:c="2"/>0 <text:s text:c="2"/>0 <text:s text:c="2"/>2 <text:s text:c="2"/>1 <text:s text:c="2"/>0 <text:s text:c="2"/>0 <text:s/>83 <text:s text:c="2"/>0 <text:s text:c="2"/>0 <text:s text:c="2"/>0</text:span></text:p>
            <text:p text:style-name="P1"><text:span text:style-name="T1"><text:s text:c="5"/></text:span><text:span text:style-name="T1">7 <text:s text:c="2"/>0 <text:s text:c="2"/>1 <text:s text:c="2"/>1 <text:s text:c="2"/>2 <text:s text:c="2"/>0 <text:s text:c="2"/>2 <text:s text:c="2"/>0 <text:s/>93 <text:s text:c="2"/>0 <text:s text:c="2"/>8</text:span></text:p>
            <text:p text:style-name="P1"><text:span text:style-name="T1"><text:s text:c="5"/></text:span><text:span text:style-name="T1">8 <text:s/>13 <text:s text:c="2"/>0 <text:s text:c="2"/>6 <text:s text:c="2"/>8 <text:s text:c="2"/>1 <text:s text:c="2"/>2 <text:s text:c="2"/>1 <text:s text:c="2"/>0 <text:s/>94 <text:s text:c="2"/>1</text:span></text:p>
            <text:p text:style-name="P1"><text:span text:style-name="T1"><text:s text:c="5"/></text:span><text:span text:style-name="T1">9 <text:s text:c="2"/>0 <text:s text:c="2"/>0 <text:s text:c="2"/>0 <text:s text:c="2"/>1 <text:s/>24 <text:s text:c="2"/>3 <text:s text:c="2"/>0 <text:s/>15 <text:s text:c="2"/>3 <text:s/>75</text:span></text:p>
            <text:p text:style-name="P1"><text:span text:style-name="T1">&gt; print(sum(testSet$predRight))</text:span></text:p>
            <text:p text:style-name="P1"><text:span text:style-name="T1">[1] 825</text:span></text:p>
            <text:p text:style-name="P1"><text:span text:style-name="T1">&gt; print(paste(toString(sum(testSet$predRight))," of ",toString(nrow(testSet))))</text:span></text:p>
            <text:p text:style-name="P1"><text:span text:style-name="T1">[1] "825 <text:s/>of <text:s/>1049"</text:span></text:p>
            <text:p text:style-name="P1"><text:span text:style-name="T1">&gt; print(sum(testSet$predRight))/(nrow(testSet))</text:span></text:p>
            <text:p text:style-name="P1"><text:span text:style-name="T1">[1] 825</text:span></text:p>
            <text:p text:style-name="P1"><text:span text:style-name="T1">[1] 0.786463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200 in training set</text:p>
          </draw:text-box>
        </draw:frame>
        <draw:frame draw:style-name="gr3" draw:text-style-name="P1" draw:layer="layout" svg:width="16.999cm" svg:height="8.129cm" svg:x="5.099cm" svg:y="6.858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100 <text:s text:c="2"/>0 <text:s text:c="2"/>0 <text:s text:c="2"/>2 <text:s text:c="2"/>2 <text:s text:c="2"/>0 <text:s text:c="2"/>3 <text:s text:c="2"/>0 <text:s text:c="2"/>3 <text:s text:c="2"/>1</text:span></text:p>
            <text:p text:style-name="P1"><text:span text:style-name="T1"><text:s text:c="5"/></text:span><text:span text:style-name="T1">1 <text:s text:c="2"/>0 101 <text:s text:c="2"/>7 <text:s text:c="2"/>7 <text:s text:c="2"/>0 <text:s text:c="2"/>4 <text:s text:c="2"/>0 <text:s text:c="2"/>3 <text:s text:c="2"/>4 <text:s text:c="2"/>0</text:span></text:p>
            <text:p text:style-name="P1"><text:span text:style-name="T1"><text:s text:c="5"/></text:span><text:span text:style-name="T1">2 <text:s text:c="2"/>0 <text:s text:c="2"/>3 <text:s/>82 <text:s text:c="2"/>7 <text:s text:c="2"/>0 <text:s text:c="2"/>3 <text:s text:c="2"/>0 <text:s text:c="2"/>4 <text:s text:c="2"/>1 <text:s text:c="2"/>0</text:span></text:p>
            <text:p text:style-name="P1"><text:span text:style-name="T1"><text:s text:c="5"/></text:span><text:span text:style-name="T1">3 <text:s text:c="2"/>0 <text:s text:c="2"/>0 <text:s text:c="2"/>2 <text:s/>73 <text:s text:c="2"/>0 <text:s/>16 <text:s text:c="2"/>0 <text:s text:c="2"/>0 <text:s text:c="2"/>0 <text:s text:c="2"/>0</text:span></text:p>
            <text:p text:style-name="P1"><text:span text:style-name="T1"><text:s text:c="5"/></text:span><text:span text:style-name="T1">4 <text:s text:c="2"/>1 <text:s text:c="2"/>4 <text:s text:c="2"/>0 <text:s text:c="2"/>1 <text:s/>71 <text:s text:c="2"/>3 <text:s text:c="2"/>2 <text:s text:c="2"/>1 <text:s/>10 <text:s/>12</text:span></text:p>
            <text:p text:style-name="P1"><text:span text:style-name="T1"><text:s text:c="5"/></text:span><text:span text:style-name="T1">5 <text:s text:c="2"/>0 <text:s text:c="2"/>0 <text:s text:c="2"/>3 <text:s text:c="2"/>8 <text:s text:c="2"/>2 <text:s/>74 <text:s text:c="2"/>2 <text:s text:c="2"/>0 <text:s text:c="2"/>2 <text:s text:c="2"/>2</text:span></text:p>
            <text:p text:style-name="P1"><text:span text:style-name="T1"><text:s text:c="5"/></text:span><text:span text:style-name="T1">6 <text:s text:c="2"/>1 <text:s text:c="2"/>0 <text:s text:c="2"/>3 <text:s text:c="2"/>2 <text:s text:c="2"/>1 <text:s text:c="2"/>0 <text:s/>87 <text:s text:c="2"/>0 <text:s text:c="2"/>2 <text:s text:c="2"/>0</text:span></text:p>
            <text:p text:style-name="P1"><text:span text:style-name="T1"><text:s text:c="5"/></text:span><text:span text:style-name="T1">7 <text:s text:c="2"/>0 <text:s text:c="2"/>2 <text:s text:c="2"/>1 <text:s text:c="2"/>5 <text:s text:c="2"/>1 <text:s text:c="2"/>7 <text:s text:c="2"/>0 <text:s/>67 <text:s text:c="2"/>0 <text:s/>12</text:span></text:p>
            <text:p text:style-name="P1"><text:span text:style-name="T1"><text:s text:c="5"/></text:span><text:span text:style-name="T1">8 <text:s text:c="2"/>4 <text:s text:c="2"/>1 <text:s text:c="2"/>9 <text:s text:c="2"/>4 <text:s text:c="2"/>1 <text:s text:c="2"/>1 <text:s text:c="2"/>1 <text:s text:c="2"/>0 <text:s/>71 <text:s text:c="2"/>0</text:span></text:p>
            <text:p text:style-name="P1"><text:span text:style-name="T1"><text:s text:c="5"/></text:span><text:span text:style-name="T1">9 <text:s text:c="2"/>0 <text:s text:c="2"/>0 <text:s text:c="2"/>0 <text:s text:c="2"/>2 <text:s/>21 <text:s text:c="2"/>2 <text:s text:c="2"/>0 <text:s/>27 <text:s text:c="2"/>6 <text:s/>80</text:span></text:p>
            <text:p text:style-name="P1"><text:span text:style-name="T1">[1] "806 <text:s/>of <text:s/>1047"</text:span></text:p>
            <text:p text:style-name="P1"><text:span text:style-name="T1">[1] "76.981852913085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500</text:p>
          </draw:text-box>
        </draw:frame>
        <draw:frame draw:style-name="gr4" draw:text-style-name="P1" draw:layer="layout" svg:width="17.224cm" svg:height="10.553cm" svg:x="5.416cm" svg:y="8.566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<text:s/>92 <text:s text:c="2"/>0 <text:s text:c="2"/>0 <text:s text:c="2"/>0 <text:s text:c="2"/>1 <text:s text:c="2"/>1 <text:s text:c="2"/>0 <text:s text:c="2"/>1 <text:s text:c="2"/>2 <text:s text:c="2"/>0</text:span></text:p>
            <text:p text:style-name="P1"><text:span text:style-name="T1"><text:s text:c="5"/></text:span><text:span text:style-name="T1">1 <text:s text:c="2"/>0 114 <text:s text:c="2"/>1 <text:s text:c="2"/>2 <text:s text:c="2"/>0 <text:s text:c="2"/>2 <text:s text:c="2"/>0 <text:s text:c="2"/>1 <text:s text:c="2"/>0 <text:s text:c="2"/>0</text:span></text:p>
            <text:p text:style-name="P1"><text:span text:style-name="T1"><text:s text:c="5"/></text:span><text:span text:style-name="T1">2 <text:s text:c="2"/>1 <text:s text:c="2"/>1 <text:s/>82 <text:s text:c="2"/>4 <text:s text:c="2"/>0 <text:s text:c="2"/>0 <text:s text:c="2"/>1 <text:s text:c="2"/>0 <text:s text:c="2"/>0 <text:s text:c="2"/>0</text:span></text:p>
            <text:p text:style-name="P1"><text:span text:style-name="T1"><text:s text:c="5"/></text:span><text:span text:style-name="T1">3 <text:s text:c="2"/>0 <text:s text:c="2"/>0 <text:s text:c="2"/>1 <text:s/>86 <text:s text:c="2"/>1 <text:s text:c="2"/>9 <text:s text:c="2"/>1 <text:s text:c="2"/>0 <text:s text:c="2"/>1 <text:s text:c="2"/>2</text:span></text:p>
            <text:p text:style-name="P1"><text:span text:style-name="T1"><text:s text:c="5"/></text:span><text:span text:style-name="T1">4 <text:s text:c="2"/>1 <text:s text:c="2"/>0 <text:s text:c="2"/>1 <text:s text:c="2"/>2 <text:s/>81 <text:s text:c="2"/>1 <text:s text:c="2"/>0 <text:s text:c="2"/>1 <text:s text:c="2"/>2 <text:s text:c="2"/>8</text:span></text:p>
            <text:p text:style-name="P1"><text:span text:style-name="T1"><text:s text:c="5"/></text:span><text:span text:style-name="T1">5 <text:s text:c="2"/>0 <text:s text:c="2"/>0 <text:s text:c="2"/>2 <text:s text:c="2"/>5 <text:s text:c="2"/>1 <text:s/>82 <text:s text:c="2"/>4 <text:s text:c="2"/>0 <text:s text:c="2"/>2 <text:s text:c="2"/>2</text:span></text:p>
            <text:p text:style-name="P1"><text:span text:style-name="T1"><text:s text:c="5"/></text:span><text:span text:style-name="T1">6 <text:s text:c="2"/>8 <text:s text:c="2"/>2 <text:s text:c="2"/>3 <text:s text:c="2"/>5 <text:s text:c="2"/>1 <text:s text:c="2"/>4 <text:s/>96 <text:s text:c="2"/>0 <text:s text:c="2"/>1 <text:s text:c="2"/>0</text:span></text:p>
            <text:p text:style-name="P1"><text:span text:style-name="T1"><text:s text:c="5"/></text:span><text:span text:style-name="T1">7 <text:s text:c="2"/>0 <text:s text:c="2"/>0 <text:s text:c="2"/>2 <text:s text:c="2"/>5 <text:s text:c="2"/>0 <text:s text:c="2"/>0 <text:s text:c="2"/>0 <text:s/>82 <text:s text:c="2"/>0 <text:s text:c="2"/>3</text:span></text:p>
            <text:p text:style-name="P1"><text:span text:style-name="T1"><text:s text:c="5"/></text:span><text:span text:style-name="T1">8 <text:s text:c="2"/>8 <text:s text:c="2"/>0 <text:s text:c="2"/>2 <text:s text:c="2"/>5 <text:s text:c="2"/>3 <text:s text:c="2"/>5 <text:s text:c="2"/>1 <text:s text:c="2"/>0 <text:s/>89 <text:s text:c="2"/>4</text:span></text:p>
            <text:p text:style-name="P1"><text:span text:style-name="T1"><text:s text:c="5"/></text:span><text:span text:style-name="T1">9 <text:s text:c="2"/>0 <text:s text:c="2"/>0 <text:s text:c="2"/>0 <text:s text:c="2"/>1 <text:s text:c="2"/>5 <text:s text:c="2"/>1 <text:s text:c="2"/>0 <text:s/>12 <text:s text:c="2"/>4 <text:s/>84</text:span></text:p>
            <text:p text:style-name="P1"><text:span text:style-name="T1">&gt; print(paste(toString(sum(testSet$predRight))," of ",toString(nrow(testSet))))</text:span></text:p>
            <text:p text:style-name="P1"><text:span text:style-name="T1">[1] "888 <text:s/>of <text:s/>1038"</text:span></text:p>
            <text:p text:style-name="P1"><text:span text:style-name="T1">&gt; print((paste(toString(100*sum(testSet$predRight)/(nrow(testSet))),"%")))</text:span></text:p>
            <text:p text:style-name="P1"><text:span text:style-name="T1">[1] "85.5491329479769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1000</text:p>
          </draw:text-box>
        </draw:frame>
        <draw:frame draw:style-name="gr5" draw:text-style-name="P1" draw:layer="layout" svg:width="14.925cm" svg:height="8.735cm" svg:x="9.967cm" svg:y="7.569cm">
          <draw:text-box>
            <text:p text:style-name="P1"><text:s text:c="4"/></text:p>
            <text:p text:style-name="P1">rfTest <text:s/>0 <text:s/>1 <text:s/>2 <text:s/>3 <text:s/>4 <text:s/>5 <text:s/>6 <text:s/>7 <text:s/>8 <text:s/>9</text:p>
            <text:p text:style-name="P1"><text:s text:c="5"/>0 96 <text:s/>0 <text:s/>1 <text:s/>0 <text:s/>1 <text:s/>1 <text:s/>2 <text:s/>0 <text:s/>1 <text:s/>1</text:p>
            <text:p text:style-name="P1"><text:s text:c="5"/>1 <text:s/>0 99 <text:s/>0 <text:s/>2 <text:s/>0 <text:s/>0 <text:s/>0 <text:s/>0 <text:s/>0 <text:s/>0</text:p>
            <text:p text:style-name="P1"><text:s text:c="5"/>2 <text:s/>1 <text:s/>1 93 <text:s/>6 <text:s/>0 <text:s/>0 <text:s/>0 <text:s/>1 <text:s/>2 <text:s/>0</text:p>
            <text:p text:style-name="P1"><text:s text:c="5"/>3 <text:s/>0 <text:s/>0 <text:s/>5 80 <text:s/>0 <text:s/>3 <text:s/>0 <text:s/>0 <text:s/>0 <text:s/>0</text:p>
            <text:p text:style-name="P1"><text:s text:c="5"/>4 <text:s/>0 <text:s/>0 <text:s/>0 <text:s/>0 80 <text:s/>1 <text:s/>0 <text:s/>2 <text:s/>1 <text:s/>8</text:p>
            <text:p text:style-name="P1"><text:s text:c="5"/>5 <text:s/>1 <text:s/>0 <text:s/>1 <text:s/>4 <text:s/>1 68 10 <text:s/>1 <text:s/>0 <text:s/>1</text:p>
            <text:p text:style-name="P1"><text:s text:c="5"/>6 <text:s/>4 <text:s/>3 <text:s/>4 <text:s/>0 <text:s/>5 <text:s/>3 97 <text:s/>0 <text:s/>1 <text:s/>0</text:p>
            <text:p text:style-name="P1"><text:s text:c="5"/>7 <text:s/>0 <text:s/>0 <text:s/>1 <text:s/>2 <text:s/>1 <text:s/>3 <text:s/>0 98 <text:s/>1 <text:s/>9</text:p>
            <text:p text:style-name="P1"><text:s text:c="5"/>8 <text:s/>5 <text:s/>0 <text:s/>2 <text:s/>4 <text:s/>5 <text:s/>3 <text:s/>0 <text:s/>0 96 <text:s/>0</text:p>
            <text:p text:style-name="P1"><text:s text:c="5"/>9 <text:s/>0 <text:s/>0 <text:s/>0 <text:s/>4 11 <text:s/>3 <text:s/>0 <text:s/>5 <text:s/>0 81</text:p>
            <text:p text:style-name="P1">[1] "888 <text:s/>of <text:s/>1026"</text:p>
            <text:p text:style-name="P1">[1] "86.5497076023392 %"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000</text:p>
          </draw:text-box>
        </draw:frame>
        <draw:frame draw:style-name="gr3" draw:text-style-name="P1" draw:layer="layout" svg:width="16.999cm" svg:height="8.129cm" svg:x="4.591cm" svg:y="7.874cm">
          <draw:text-box>
            <text:p text:style-name="P1"><text:span text:style-name="T1">rfTest <text:s text:c="2"/>0 <text:s text:c="2"/>1 <text:s text:c="2"/>2 <text:s text:c="2"/>3 <text:s text:c="2"/>4 <text:s text:c="2"/>5 <text:s text:c="2"/>6 <text:s text:c="2"/>7 <text:s text:c="2"/>8 <text:s text:c="2"/>9</text:span></text:p>
            <text:p text:style-name="P1"><text:span text:style-name="T1"><text:s text:c="5"/></text:span><text:span text:style-name="T1">0 <text:s/>97 <text:s text:c="2"/>0 <text:s text:c="2"/>0 <text:s text:c="2"/>0 <text:s text:c="2"/>0 <text:s text:c="2"/>2 <text:s text:c="2"/>1 <text:s text:c="2"/>0 <text:s text:c="2"/>2 <text:s text:c="2"/>1</text:span></text:p>
            <text:p text:style-name="P1"><text:span text:style-name="T1"><text:s text:c="5"/></text:span><text:span text:style-name="T1">1 <text:s text:c="2"/>0 114 <text:s text:c="2"/>0 <text:s text:c="2"/>0 <text:s text:c="2"/>0 <text:s text:c="2"/>0 <text:s text:c="2"/>0 <text:s text:c="2"/>0 <text:s text:c="2"/>1 <text:s text:c="2"/>0</text:span></text:p>
            <text:p text:style-name="P1"><text:span text:style-name="T1"><text:s text:c="5"/></text:span><text:span text:style-name="T1">2 <text:s text:c="2"/>0 <text:s text:c="2"/>1 <text:s/>77 <text:s text:c="2"/>7 <text:s text:c="2"/>0 <text:s text:c="2"/>3 <text:s text:c="2"/>0 <text:s text:c="2"/>1 <text:s text:c="2"/>5 <text:s text:c="2"/>0</text:span></text:p>
            <text:p text:style-name="P1"><text:span text:style-name="T1"><text:s text:c="5"/></text:span><text:span text:style-name="T1">3 <text:s text:c="2"/>0 <text:s text:c="2"/>1 <text:s text:c="2"/>4 <text:s/>92 <text:s text:c="2"/>0 <text:s text:c="2"/>1 <text:s text:c="2"/>0 <text:s text:c="2"/>2 <text:s text:c="2"/>1 <text:s text:c="2"/>0</text:span></text:p>
            <text:p text:style-name="P1"><text:span text:style-name="T1"><text:s text:c="5"/></text:span><text:span text:style-name="T1">4 <text:s text:c="2"/>1 <text:s text:c="2"/>0 <text:s text:c="2"/>2 <text:s text:c="2"/>0 <text:s/>79 <text:s text:c="2"/>0 <text:s text:c="2"/>1 <text:s text:c="2"/>6 <text:s text:c="2"/>1 <text:s text:c="2"/>5</text:span></text:p>
            <text:p text:style-name="P1"><text:span text:style-name="T1"><text:s text:c="5"/></text:span><text:span text:style-name="T1">5 <text:s text:c="2"/>0 <text:s text:c="2"/>0 <text:s text:c="2"/>0 <text:s text:c="2"/>6 <text:s text:c="2"/>2 <text:s/>81 <text:s text:c="2"/>4 <text:s text:c="2"/>0 <text:s text:c="2"/>2 <text:s text:c="2"/>0</text:span></text:p>
            <text:p text:style-name="P1"><text:span text:style-name="T1"><text:s text:c="5"/></text:span><text:span text:style-name="T1">6 <text:s text:c="2"/>4 <text:s text:c="2"/>0 <text:s text:c="2"/>4 <text:s text:c="2"/>1 <text:s text:c="2"/>3 <text:s text:c="2"/>1 <text:s/>89 <text:s text:c="2"/>0 <text:s text:c="2"/>0 <text:s text:c="2"/>0</text:span></text:p>
            <text:p text:style-name="P1"><text:span text:style-name="T1"><text:s text:c="5"/></text:span><text:span text:style-name="T1">7 <text:s text:c="2"/>0 <text:s text:c="2"/>0 <text:s text:c="2"/>0 <text:s text:c="2"/>1 <text:s text:c="2"/>0 <text:s text:c="2"/>0 <text:s text:c="2"/>0 <text:s/>90 <text:s text:c="2"/>0 <text:s text:c="2"/>5</text:span></text:p>
            <text:p text:style-name="P1"><text:span text:style-name="T1"><text:s text:c="5"/></text:span><text:span text:style-name="T1">8 <text:s text:c="2"/>2 <text:s text:c="2"/>0 <text:s text:c="2"/>2 <text:s text:c="2"/>1 <text:s text:c="2"/>1 <text:s text:c="2"/>2 <text:s text:c="2"/>0 <text:s text:c="2"/>1 <text:s/>86 <text:s text:c="2"/>2</text:span></text:p>
            <text:p text:style-name="P1"><text:span text:style-name="T1"><text:s text:c="5"/></text:span><text:span text:style-name="T1">9 <text:s text:c="2"/>0 <text:s text:c="2"/>0 <text:s text:c="2"/>0 <text:s text:c="2"/>2 <text:s text:c="2"/>6 <text:s text:c="2"/>1 <text:s text:c="2"/>0 <text:s text:c="2"/>7 <text:s text:c="2"/>1 <text:s/>84</text:span></text:p>
            <text:p text:style-name="P1"><text:span text:style-name="T1">[1] "889 <text:s/>of <text:s/>999"</text:span></text:p>
            <text:p text:style-name="P1"><text:span text:style-name="T1">[1] "88.988988988989 %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20:20:16.420275528</meta:creation-date>
    <meta:print-date>2015-06-21T01:08:05.281652594</meta:print-date>
    <dc:date>2015-06-21T01:09:54.305197967</dc:date>
    <meta:editing-duration>PT1H32M55S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